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5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ENTIDADES GENÉRIC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defin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rá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JETO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á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éric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ALOCAÇÕ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cação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rojeto</text:p>
          </table:table-cell>
          <table:table-cell table:style-name="ce3" office:value-type="string" calcext:value-type="string">
            <text:p>Líder</text:p>
          </table:table-cell>
          <table:table-cell table:style-name="ce3" office:value-type="string" calcext:value-type="string">
            <text:p>Descrição</text:p>
          </table:table-cell>
          <table:table-cell/>
          <table:table-cell office:value-type="string" calcext:value-type="string">
            <text:p>Início</text:p>
          </table:table-cell>
          <table:table-cell office:value-type="string" calcext:value-type="string">
            <text:p>Fim</text:p>
          </table:table-cell>
          <table:table-cell office:value-type="string" calcext:value-type="string">
            <text:p>ativo?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Projeto ABC aguardando cadastro</text:p>
          </table:table-cell>
          <table:table-cell table:style-name="ce4"/>
          <table:table-cell table:style-name="ce5" office:value-type="date" office:date-value="2024-12-01" calcext:value-type="date">
            <text:p>01/12/24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  <table:table-cell office:value-type="float" office:value="1001" calcext:value-type="float">
            <text:p>1001</text:p>
          </table:table-cell>
          <table:table-cell table:number-columns-repeated="3"/>
          <table:table-cell table:style-name="ce5" office:value-type="date" office:date-value="2024-11-02" calcext:value-type="date">
            <text:p>02/11/24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Projeto Foguete aguardando cadastro</text:p>
          </table:table-cell>
          <table:table-cell table:style-name="ce4"/>
          <table:table-cell table:style-name="ce5" office:value-type="date" office:date-value="2024-10-15" calcext:value-type="date">
            <text:p>15/10/24</text:p>
          </table:table-cell>
          <table:table-cell/>
          <table:table-cell office:value-type="string" calcext:value-type="string">
            <text:p>Sim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nversão de "Projeto Temporário" para o "Projeto Específico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íder - Listar as alocações que estão no “Projeto Temporário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íder – Acessar um “Projeto Temporário”, pesquisar o projeto correto <text:s/>e “salvar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ção: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udar o código do proje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agar a descriçã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agar o líder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4:37:24.742081079</meta:creation-date>
    <dc:date>2024-12-09T15:24:09.808356791</dc:date>
    <meta:editing-duration>PT16M33S</meta:editing-duration>
    <meta:editing-cycles>3</meta:editing-cycles>
    <meta:generator>LibreOffice/7.3.7.2$Linux_X86_64 LibreOffice_project/30$Build-2</meta:generator>
    <meta:document-statistic meta:table-count="1" meta:cell-count="48" meta:object-count="0"/>
  </office:meta>
</office:document-meta>
</file>